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PTextPainter.paint( TextNode node , Graphics2D g2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OPTextPainter.getBounds2D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getSelected( Mark start , Mark fini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hasUnsupportedAttributes( AttributedCharacterIterator aci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AbstractFOPTextPainter.getStringWidth( String str , Font fo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FOPTextPainter.getOutline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selectAt( double x , double y ,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getHighlightShape( Mark beginMark , Mark end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AbstractFOPTextPainter( FOPTextHandler nativeTex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selectLast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paintTextRuns( List textRuns , Graphics2D g2d , Point2D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OPTextPainter.hasUnsupportedAttributes( Text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OPTextPainter.updateLocationFromACI( AttributedCharacterIterator aci , Point2D l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FOPTextPainter.getWeight( AttributedCharacterIterator ac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OPTextPainter.getMark( TextNode node , int pos , boolean 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getFont( AttributedCharacterIterator ac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FOPTextPainter.selectFirst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getGeometryBounds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getStyle( AttributedCharacterIterator ac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OPTextPainter.hasUnsupportedGlyphs( String str , Font fo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OPTextPainter.getText( AttributedCharacterIterator ac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TextPainter.selectTo( double x , double y , Mark begin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Painter.paintTextRun( StrokingTextPainter . TextRun run , Graphics2D g2d , Point2D l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